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E07D6C526F9A24EC06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3682" officeooo:paragraph-rsid="000b3682"/>
    </style:style>
    <style:style style:name="P2" style:family="paragraph" style:parent-style-name="Heading_20_1">
      <style:text-properties officeooo:rsid="000c5ac9" officeooo:paragraph-rsid="000c5ac9"/>
    </style:style>
    <style:style style:name="P3" style:family="paragraph" style:parent-style-name="Text_20_body">
      <style:text-properties officeooo:paragraph-rsid="000c5a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2" text:outline-level="1"><draw:frame draw:style-name="fr1" draw:name="Image1" text:anchor-type="paragraph" svg:x="0.372cm" svg:y="1.392cm" svg:width="16.256cm" svg:height="12.192cm" draw:z-index="0"><draw:image xlink:href="Pictures/1000020100000280000001E07D6C526F9A24EC06.png" xlink:type="simple" xlink:show="embed" xlink:actuate="onLoad" loext:mime-type="image/png"/></draw:frame>Question 1</text:h>
      <text:p text:style-name="P3"/>
      <text:h text:style-name="P2" text:outline-level="1">Question 2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3682" officeooo:paragraph-rsid="000b36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obie Webb<text:tab/>Computational Neuroscience <text:tab/>HW17062</text:p>
        <text:p text:style-name="MP1"><text:tab/>Coursework 3<text:tab/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7T14:07:00.967551840</meta:creation-date>
    <dc:date>2020-05-27T14:10:18.292992426</dc:date>
    <meta:editing-duration>PT3M18S</meta:editing-duration>
    <meta:editing-cycles>2</meta:editing-cycles>
    <meta:generator>LibreOffice/6.3.5.2$Linux_X86_64 LibreOffice_project/30$Build-2</meta:generator>
    <meta:document-statistic meta:table-count="0" meta:image-count="1" meta:object-count="0" meta:page-count="1" meta:paragraph-count="4" meta:word-count="11" meta:character-count="80" meta:non-whitespace-character-count="70"/>
  </office:meta>
</office:document-meta>
</file>